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1" svg:font-family="Calibri" style:font-adornments="Fet" style:font-family-generic="swiss" style:font-pitch="variable"/>
    <style:font-face style:name="Calibri2" svg:font-family="Calibri" style:font-adornments="Fet kursiv"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istory" style:family="table">
      <style:table-properties style:width="17.013cm" fo:margin-left="0cm" fo:margin-right="-0.012cm" table:align="margins"/>
    </style:style>
    <style:style style:name="History.A" style:family="table-column">
      <style:table-column-properties style:column-width="1.244cm" style:rel-column-width="4790*"/>
    </style:style>
    <style:style style:name="History.B" style:family="table-column">
      <style:table-column-properties style:column-width="2.461cm" style:rel-column-width="9478*"/>
    </style:style>
    <style:style style:name="History.C" style:family="table-column">
      <style:table-column-properties style:column-width="2.54cm" style:rel-column-width="9784*"/>
    </style:style>
    <style:style style:name="History.D" style:family="table-column">
      <style:table-column-properties style:column-width="10.769cm" style:rel-column-width="41483*"/>
    </style:style>
    <style:style style:name="History.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History.D1" style:family="table-cell">
      <style:table-cell-properties fo:background-color="#b3b3b3" fo:padding="0.097cm" fo:border="0.002cm solid #000000">
        <style:background-image/>
      </style:table-cell-properties>
    </style:style>
    <style:style style:name="History.A2" style:family="table-cell">
      <style:table-cell-properties fo:padding="0.097cm" fo:border-left="0.002cm solid #000000" fo:border-right="none" fo:border-top="none" fo:border-bottom="0.002cm solid #000000"/>
    </style:style>
    <style:style style:name="History.C2" style:family="table-cell" style:data-style-name="N37">
      <style:table-cell-properties fo:padding="0.097cm" fo:border-left="0.002cm solid #000000" fo:border-right="none" fo:border-top="none" fo:border-bottom="0.002cm solid #000000"/>
    </style:style>
    <style:style style:name="History.D2" style:family="table-cell">
      <style:table-cell-properties fo:padding="0.097cm" fo:border-left="0.002cm solid #000000" fo:border-right="0.002cm solid #000000" fo:border-top="none" fo:border-bottom="0.002cm solid #000000"/>
    </style:style>
    <style:style style:name="Contributors" style:family="table">
      <style:table-properties style:width="17.013cm" fo:margin-left="0cm" fo:margin-right="-0.012cm" table:align="margins"/>
    </style:style>
    <style:style style:name="Contributors.A" style:family="table-column">
      <style:table-column-properties style:column-width="2.514cm" style:rel-column-width="9682*"/>
    </style:style>
    <style:style style:name="Contributors.B" style:family="table-column">
      <style:table-column-properties style:column-width="3.836cm" style:rel-column-width="14778*"/>
    </style:style>
    <style:style style:name="Contributors.C" style:family="table-column">
      <style:table-column-properties style:column-width="10.663cm" style:rel-column-width="41075*"/>
    </style:style>
    <style:style style:name="Contributors.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Contributors.C1" style:family="table-cell">
      <style:table-cell-properties fo:background-color="#b3b3b3" fo:padding="0.097cm" fo:border="0.002cm solid #000000">
        <style:background-image/>
      </style:table-cell-properties>
    </style:style>
    <style:style style:name="Contributors.A2" style:family="table-cell">
      <style:table-cell-properties fo:padding="0.097cm" fo:border-left="0.002cm solid #000000" fo:border-right="none" fo:border-top="none" fo:border-bottom="0.002cm solid #000000"/>
    </style:style>
    <style:style style:name="Contributors.C2" style:family="table-cell">
      <style:table-cell-properties fo:padding="0.097cm" fo:border-left="0.002cm solid #000000" fo:border-right="0.002cm solid #000000" fo:border-top="none" fo:border-bottom="0.002cm solid #000000"/>
    </style:style>
    <style:style style:name="Interface" style:family="table">
      <style:table-properties style:width="17.013cm" fo:margin-left="0cm" fo:margin-right="-0.012cm" table:align="margins"/>
    </style:style>
    <style:style style:name="Interface.A" style:family="table-column">
      <style:table-column-properties style:column-width="3.493cm" style:rel-column-width="13453*"/>
    </style:style>
    <style:style style:name="Interface.B" style:family="table-column">
      <style:table-column-properties style:column-width="2.99cm" style:rel-column-width="11517*"/>
    </style:style>
    <style:style style:name="Interface.C" style:family="table-column">
      <style:table-column-properties style:column-width="3.016cm" style:rel-column-width="11618*"/>
    </style:style>
    <style:style style:name="Interface.D" style:family="table-column">
      <style:table-column-properties style:column-width="7.514cm" style:rel-column-width="28947*"/>
    </style:style>
    <style:style style:name="Interface.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Interface.D1" style:family="table-cell">
      <style:table-cell-properties fo:background-color="#b3b3b3" fo:padding="0.097cm" fo:border="0.002cm solid #000000">
        <style:background-image/>
      </style:table-cell-properties>
    </style:style>
    <style:style style:name="Interface.A2" style:family="table-cell">
      <style:table-cell-properties fo:padding="0.097cm" fo:border-left="0.002cm solid #000000" fo:border-right="none" fo:border-top="none" fo:border-bottom="0.002cm solid #000000"/>
    </style:style>
    <style:style style:name="Interface.D2" style:family="table-cell">
      <style:table-cell-properties fo:padding="0.097cm" fo:border-left="0.002cm solid #000000" fo:border-right="0.002cm solid #000000" fo:border-top="none" fo:border-bottom="0.002cm solid #000000"/>
    </style:style>
    <style:style style:name="Sound" style:family="table">
      <style:table-properties style:width="17.013cm" fo:margin-left="0cm" fo:margin-right="-0.012cm" table:align="margins"/>
    </style:style>
    <style:style style:name="Sound.A" style:family="table-column">
      <style:table-column-properties style:column-width="3.466cm" style:rel-column-width="13351*"/>
    </style:style>
    <style:style style:name="Sound.B" style:family="table-column">
      <style:table-column-properties style:column-width="2.99cm" style:rel-column-width="11517*"/>
    </style:style>
    <style:style style:name="Sound.C" style:family="table-column">
      <style:table-column-properties style:column-width="3.016cm" style:rel-column-width="11618*"/>
    </style:style>
    <style:style style:name="Sound.D" style:family="table-column">
      <style:table-column-properties style:column-width="7.541cm" style:rel-column-width="29049*"/>
    </style:style>
    <style:style style:name="Sound.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Sound.D1" style:family="table-cell">
      <style:table-cell-properties fo:background-color="#b3b3b3" fo:padding="0.097cm" fo:border="0.002cm solid #000000">
        <style:background-image/>
      </style:table-cell-properties>
    </style:style>
    <style:style style:name="Sound.A2" style:family="table-cell">
      <style:table-cell-properties fo:padding="0.097cm" fo:border-left="0.002cm solid #000000" fo:border-right="none" fo:border-top="none" fo:border-bottom="0.002cm solid #000000"/>
    </style:style>
    <style:style style:name="Sound.D2" style:family="table-cell">
      <style:table-cell-properties fo:padding="0.097cm" fo:border-left="0.002cm solid #000000" fo:border-right="0.002cm solid #000000" fo:border-top="none" fo:border-bottom="0.002cm solid #000000"/>
    </style:style>
    <style:style style:name="Listener" style:family="table">
      <style:table-properties style:width="17.013cm" fo:margin-left="0cm" fo:margin-right="-0.012cm" table:align="margins"/>
    </style:style>
    <style:style style:name="Listener.A" style:family="table-column">
      <style:table-column-properties style:column-width="3.44cm" style:rel-column-width="13249*"/>
    </style:style>
    <style:style style:name="Listener.B" style:family="table-column">
      <style:table-column-properties style:column-width="2.99cm" style:rel-column-width="11517*"/>
    </style:style>
    <style:style style:name="Listener.C" style:family="table-column">
      <style:table-column-properties style:column-width="3.016cm" style:rel-column-width="11618*"/>
    </style:style>
    <style:style style:name="Listener.D" style:family="table-column">
      <style:table-column-properties style:column-width="7.567cm" style:rel-column-width="29151*"/>
    </style:style>
    <style:style style:name="Listener.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Listener.D1" style:family="table-cell">
      <style:table-cell-properties fo:background-color="#b3b3b3" fo:padding="0.097cm" fo:border="0.002cm solid #000000">
        <style:background-image/>
      </style:table-cell-properties>
    </style:style>
    <style:style style:name="Listener.A2" style:family="table-cell">
      <style:table-cell-properties fo:padding="0.097cm" fo:border-left="0.002cm solid #000000" fo:border-right="none" fo:border-top="none" fo:border-bottom="0.002cm solid #000000"/>
    </style:style>
    <style:style style:name="Listener.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Text_20_body">
      <style:paragraph-properties fo:margin-left="1.101cm" fo:margin-right="0cm" fo:text-indent="0cm"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86cm" fo:text-indent="-0.635cm" fo:margin-left="8.086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Document Revision</text:h>
      <table:table table:name="History" table:style-name="History">
        <table:table-column table:style-name="History.A"/>
        <table:table-column table:style-name="History.B"/>
        <table:table-column table:style-name="History.C"/>
        <table:table-column table:style-name="History.D"/>
        <table:table-row>
          <table:table-cell table:style-name="History.A1" office:value-type="string">
            <text:p text:style-name="P2">Version</text:p>
          </table:table-cell>
          <table:table-cell table:style-name="History.A1" office:value-type="string">
            <text:p text:style-name="P2">Author</text:p>
          </table:table-cell>
          <table:table-cell table:style-name="History.A1" office:value-type="string">
            <text:p text:style-name="P2">Date (YY-MM-DD)</text:p>
          </table:table-cell>
          <table:table-cell table:style-name="History.D1" office:value-type="string">
            <text:p text:style-name="P2">Comment</text:p>
          </table:table-cell>
        </table:table-row>
        <table:table-row>
          <table:table-cell table:style-name="History.A2" office:value-type="string">
            <text:p text:style-name="Table_20_Contents">1.0.0</text:p>
          </table:table-cell>
          <table:table-cell table:style-name="History.A2" office:value-type="string">
            <text:p text:style-name="Table_20_Contents">Lukas Heise</text:p>
          </table:table-cell>
          <table:table-cell table:style-name="History.C2" office:value-type="date" office:date-value="2012-02-29">
            <text:p text:style-name="Table_20_Contents">12-02-29</text:p>
          </table:table-cell>
          <table:table-cell table:style-name="History.D2" office:value-type="string">
            <text:p text:style-name="Table_20_Contents">First revision</text:p>
          </table:table-cell>
        </table:table-row>
        <table:table-row>
          <table:table-cell table:style-name="History.A2" office:value-type="string">
            <text:p text:style-name="Table_20_Contents"/>
          </table:table-cell>
          <table:table-cell table:style-name="History.A2" office:value-type="string">
            <text:p text:style-name="Table_20_Contents"/>
          </table:table-cell>
          <table:table-cell table:style-name="History.A2" office:value-type="string">
            <text:p text:style-name="Table_20_Contents"/>
          </table:table-cell>
          <table:table-cell table:style-name="History.D2" office:value-type="string">
            <text:p text:style-name="Table_20_Contents"/>
          </table:table-cell>
        </table:table-row>
      </table:table>
      <text:p text:style-name="P1"/>
      <text:h text:style-name="Heading_20_1" text:outline-level="1">2. Overview</text:h>
      <text:h text:style-name="Heading_20_2" text:outline-level="2">2.1 About</text:h>
      <text:p text:style-name="Text_20_body">FreeSLW stands for Free Sound Library Wrapper. It is written in C/C++ and the intention is that FreeSLW is to be used in computer games, providing easy to use functions for sound playback, positioning in a 3D environment and overall management of sound effects. The predecessor to the library was called FreeSL and was originally developed for the openFrag (originally an open source first person shooter game) project back in 2006. The original FreeSL library was very popular and was used in several games including some AAA games.</text:p>
      <text:h text:style-name="Heading_20_2" text:outline-level="2">2.2 Features</text:h>
      <text:list xml:id="list37164384" text:style-name="L1">
        <text:list-item>
          <text:p text:style-name="P4">Management of audio buffers and sources</text:p>
        </text:list-item>
        <text:list-item>
          <text:p text:style-name="P4">Handling of 2D and 3D sound effects</text:p>
        </text:list-item>
        <text:list-item>
          <text:p text:style-name="P4">Static playback of Wav and Ogg files</text:p>
        </text:list-item>
        <text:list-item>
          <text:p text:style-name="P4">Stream playback of Ogg files</text:p>
        </text:list-item>
        <text:list-item>
          <text:p text:style-name="P4">Environmental audio support</text:p>
        </text:list-item>
        <text:list-item>
          <text:p text:style-name="P4">Static playback of sounds from Zip file packages</text:p>
        </text:list-item>
        <text:list-item>
          <text:p text:style-name="P4">Organizing sound effects into groups</text:p>
        </text:list-item>
        <text:list-item>
          <text:p text:style-name="P4">Managing sound effects based on priority (<text:span text:style-name="T1">under development</text:span>)</text:p>
        </text:list-item>
      </text:list>
      <text:h text:style-name="Heading_20_2" text:outline-level="2">2.3 Contributors</text:h>
      <table:table table:name="Contributors" table:style-name="Contributors">
        <table:table-column table:style-name="Contributors.A"/>
        <table:table-column table:style-name="Contributors.B"/>
        <table:table-column table:style-name="Contributors.C"/>
        <table:table-row>
          <table:table-cell table:style-name="Contributors.A1" office:value-type="string">
            <text:p text:style-name="P2">Name</text:p>
          </table:table-cell>
          <table:table-cell table:style-name="Contributors.A1" office:value-type="string">
            <text:p text:style-name="P2">Contact</text:p>
          </table:table-cell>
          <table:table-cell table:style-name="Contributors.C1" office:value-type="string">
            <text:p text:style-name="P2">Role</text:p>
          </table:table-cell>
        </table:table-row>
        <table:table-row>
          <table:table-cell table:style-name="Contributors.A2" office:value-type="string">
            <text:p text:style-name="Table_20_Contents">Lukas Heise</text:p>
          </table:table-cell>
          <table:table-cell table:style-name="Contributors.A2" office:value-type="string">
            <text:p text:style-name="Table_20_Contents"><text:a xlink:type="simple" xlink:href="http://www.lukasheise.com/">http://www.lukasheise.com</text:a></text:p>
          </table:table-cell>
          <table:table-cell table:style-name="Contributors.C2" office:value-type="string">
            <text:p text:style-name="Table_20_Contents">Original code and design, project initiator</text:p>
          </table:table-cell>
        </table:table-row>
        <table:table-row>
          <table:table-cell table:style-name="Contributors.A2" office:value-type="string">
            <text:p text:style-name="Table_20_Contents"/>
          </table:table-cell>
          <table:table-cell table:style-name="Contributors.A2" office:value-type="string">
            <text:p text:style-name="Table_20_Contents"/>
          </table:table-cell>
          <table:table-cell table:style-name="Contributors.C2" office:value-type="string">
            <text:p text:style-name="Table_20_Contents"/>
          </table:table-cell>
        </table:table-row>
      </table:table>
      <text:p text:style-name="P1"/>
      <text:h text:style-name="Heading_20_2" text:outline-level="2">2.4 License Overview</text:h>
      <text:p text:style-name="Text_20_body">FreeSLW is free software released under the GPL 3 license. For more information please go to: <text:a xlink:type="simple" xlink:href="http://www.gnu.org/licenses/gpl-3.0.html">http://www.gnu.org/licenses/gpl-3.0.html</text:a></text:p>
      <text:h text:style-name="Heading_20_1" text:outline-level="1">3. User Guide</text:h>
      <text:h text:style-name="Heading_20_2" text:outline-level="2">3.1 Interface</text:h>
      <table:table table:name="Interface" table:style-name="Interface">
        <table:table-column table:style-name="Interface.A"/>
        <table:table-column table:style-name="Interface.B"/>
        <table:table-column table:style-name="Interface.C"/>
        <table:table-column table:style-name="Interface.D"/>
        <table:table-row>
          <table:table-cell table:style-name="Interface.A1" office:value-type="string">
            <text:p text:style-name="P2">Function Name</text:p>
          </table:table-cell>
          <table:table-cell table:style-name="Interface.A1" office:value-type="string">
            <text:p text:style-name="P2">Return Value</text:p>
          </table:table-cell>
          <table:table-cell table:style-name="Interface.A1" office:value-type="string">
            <text:p text:style-name="P2">Input Value</text:p>
          </table:table-cell>
          <table:table-cell table:style-name="Interface.D1" office:value-type="string">
            <text:p text:style-name="P2">Description</text:p>
          </table:table-cell>
        </table:table-row>
        <table:table-row>
          <table:table-cell table:style-name="Interface.A2" office:value-type="string">
            <text:p text:style-name="Table_20_Contents">GetSubsystem</text:p>
          </table:table-cell>
          <table:table-cell table:style-name="Interface.A2" office:value-type="string">
            <text:p text:style-name="Table_20_Contents">The audio subsystem used for rendering sound</text:p>
          </table:table-cell>
          <table:table-cell table:style-name="Interface.A2" office:value-type="string">
            <text:p text:style-name="Table_20_Contents">None</text:p>
          </table:table-cell>
          <table:table-cell table:style-name="Interface.D2" office:value-type="string">
            <text:p text:style-name="Table_20_Contents">Returns the audio subsystem used for sound rendering</text:p>
          </table:table-cell>
        </table:table-row>
        <table:table-row>
          <table:table-cell table:style-name="Interface.A2" office:value-type="string">
            <text:p text:style-name="Table_20_Contents">Update</text:p>
          </table:table-cell>
          <table:table-cell table:style-name="Interface.A2" office:value-type="string">
            <text:p text:style-name="Table_20_Contents">None</text:p>
          </table:table-cell>
          <table:table-cell table:style-name="Interface.A2" office:value-type="string">
            <text:p text:style-name="Table_20_Contents">None</text:p>
          </table:table-cell>
          <table:table-cell table:style-name="Interface.D2" office:value-type="string">
            <text:p text:style-name="Table_20_Contents">This function should be called once each frame in your program loop. </text:p>
          </table:table-cell>
        </table:table-row>
        <text:soft-page-break/>
        <table:table-row>
          <table:table-cell table:style-name="Interface.A2" office:value-type="string">
            <text:p text:style-name="Table_20_Contents">GetListener</text:p>
          </table:table-cell>
          <table:table-cell table:style-name="Interface.A2" office:value-type="string">
            <text:p text:style-name="Table_20_Contents">A pointer to the listener class</text:p>
          </table:table-cell>
          <table:table-cell table:style-name="Interface.A2" office:value-type="string">
            <text:p text:style-name="Table_20_Contents">None</text:p>
          </table:table-cell>
          <table:table-cell table:style-name="Interface.D2" office:value-type="string">
            <text:p text:style-name="Table_20_Contents">This function will retrieve the listener. Using the listener you can specify where in the environment the listener of the sound is positioned and in what type of environment it is positioned.</text:p>
          </table:table-cell>
        </table:table-row>
        <table:table-row>
          <table:table-cell table:style-name="Interface.A2" office:value-type="string">
            <text:p text:style-name="Table_20_Contents">GetStatistics</text:p>
          </table:table-cell>
          <table:table-cell table:style-name="Interface.A2" office:value-type="string">
            <text:p text:style-name="Table_20_Contents">General debug statistics</text:p>
          </table:table-cell>
          <table:table-cell table:style-name="Interface.A2" office:value-type="string">
            <text:p text:style-name="Table_20_Contents">None</text:p>
          </table:table-cell>
          <table:table-cell table:style-name="Interface.D2" office:value-type="string">
            <text:p text:style-name="Table_20_Contents">Returns general statistics for the audio engine.</text:p>
          </table:table-cell>
        </table:table-row>
        <table:table-row>
          <table:table-cell table:style-name="Interface.A2" office:value-type="string">
            <text:p text:style-name="Table_20_Contents">GetSupportedStaticSoundFormats</text:p>
          </table:table-cell>
          <table:table-cell table:style-name="Interface.A2" office:value-type="string">
            <text:p text:style-name="Table_20_Contents">A comma separated string</text:p>
          </table:table-cell>
          <table:table-cell table:style-name="Interface.A2" office:value-type="string">
            <text:p text:style-name="Table_20_Contents">None</text:p>
          </table:table-cell>
          <table:table-cell table:style-name="Interface.D2" office:value-type="string">
            <text:p text:style-name="Table_20_Contents">Returns the supported file formats for static sound playback</text:p>
          </table:table-cell>
        </table:table-row>
        <table:table-row>
          <table:table-cell table:style-name="Interface.A2" office:value-type="string">
            <text:p text:style-name="Table_20_Contents">GetSupportedStreamSoundFormats</text:p>
          </table:table-cell>
          <table:table-cell table:style-name="Interface.A2" office:value-type="string">
            <text:p text:style-name="Table_20_Contents">A comma separated string</text:p>
          </table:table-cell>
          <table:table-cell table:style-name="Interface.A2" office:value-type="string">
            <text:p text:style-name="Table_20_Contents">None</text:p>
          </table:table-cell>
          <table:table-cell table:style-name="Interface.D2" office:value-type="string">
            <text:p text:style-name="Table_20_Contents">Returns the supported file formats for stream sound playback</text:p>
          </table:table-cell>
        </table:table-row>
        <table:table-row>
          <table:table-cell table:style-name="Interface.A2" office:value-type="string">
            <text:p text:style-name="Table_20_Contents">SetVolume</text:p>
          </table:table-cell>
          <table:table-cell table:style-name="Interface.A2" office:value-type="string">
            <text:p text:style-name="Table_20_Contents">None</text:p>
          </table:table-cell>
          <table:table-cell table:style-name="Interface.A2" office:value-type="string">
            <text:p text:style-name="Table_20_Contents">Volume [0,1]</text:p>
          </table:table-cell>
          <table:table-cell table:style-name="Interface.D2" office:value-type="string">
            <text:p text:style-name="Table_20_Contents">Sets the master volume</text:p>
          </table:table-cell>
        </table:table-row>
        <table:table-row>
          <table:table-cell table:style-name="Interface.A2" office:value-type="string">
            <text:p text:style-name="Table_20_Contents">GetVolume</text:p>
          </table:table-cell>
          <table:table-cell table:style-name="Interface.A2" office:value-type="string">
            <text:p text:style-name="Table_20_Contents">The volume</text:p>
          </table:table-cell>
          <table:table-cell table:style-name="Interface.A2" office:value-type="string">
            <text:p text:style-name="Table_20_Contents">None</text:p>
          </table:table-cell>
          <table:table-cell table:style-name="Interface.D2" office:value-type="string">
            <text:p text:style-name="Table_20_Contents">Returns the master volume</text:p>
          </table:table-cell>
        </table:table-row>
        <table:table-row>
          <table:table-cell table:style-name="Interface.A2" office:value-type="string">
            <text:p text:style-name="Table_20_Contents">SetMetersPerUnit</text:p>
          </table:table-cell>
          <table:table-cell table:style-name="Interface.A2" office:value-type="string">
            <text:p text:style-name="Table_20_Contents">None</text:p>
          </table:table-cell>
          <table:table-cell table:style-name="Interface.A2" office:value-type="string">
            <text:p text:style-name="Table_20_Contents">Meters per unit</text:p>
          </table:table-cell>
          <table:table-cell table:style-name="Interface.D2" office:value-type="string">
            <text:p text:style-name="Table_20_Contents">Sets the scale of the world.</text:p>
          </table:table-cell>
        </table:table-row>
        <table:table-row>
          <table:table-cell table:style-name="Interface.A2" office:value-type="string">
            <text:p text:style-name="Table_20_Contents">GetMetersPerUnit</text:p>
          </table:table-cell>
          <table:table-cell table:style-name="Interface.A2" office:value-type="string">
            <text:p text:style-name="Table_20_Contents">Meters per unit</text:p>
          </table:table-cell>
          <table:table-cell table:style-name="Interface.A2" office:value-type="string">
            <text:p text:style-name="Table_20_Contents">None</text:p>
          </table:table-cell>
          <table:table-cell table:style-name="Interface.D2" office:value-type="string">
            <text:p text:style-name="Table_20_Contents">Returns the current scale of the world</text:p>
          </table:table-cell>
        </table:table-row>
        <table:table-row>
          <table:table-cell table:style-name="Interface.A2" office:value-type="string">
            <text:p text:style-name="Table_20_Contents">SetGroup</text:p>
          </table:table-cell>
          <table:table-cell table:style-name="Interface.A2" office:value-type="string">
            <text:p text:style-name="Table_20_Contents">None</text:p>
          </table:table-cell>
          <table:table-cell table:style-name="Interface.A2" office:value-type="string">
            <text:p text:style-name="Table_20_Contents">The group number and if it should be active or not</text:p>
          </table:table-cell>
          <table:table-cell table:style-name="Interface.D2" office:value-type="string">
            <text:p text:style-name="Table_20_Contents">Used to activate and deactivate groups</text:p>
          </table:table-cell>
        </table:table-row>
        <table:table-row>
          <table:table-cell table:style-name="Interface.A2" office:value-type="string">
            <text:p text:style-name="Table_20_Contents">IsGroupActive</text:p>
          </table:table-cell>
          <table:table-cell table:style-name="Interface.A2" office:value-type="string">
            <text:p text:style-name="Table_20_Contents">True if the group is active</text:p>
          </table:table-cell>
          <table:table-cell table:style-name="Interface.A2" office:value-type="string">
            <text:p text:style-name="Table_20_Contents">The group number</text:p>
          </table:table-cell>
          <table:table-cell table:style-name="Interface.D2" office:value-type="string">
            <text:p text:style-name="Table_20_Contents">Check if a specific group is active or not</text:p>
          </table:table-cell>
        </table:table-row>
        <table:table-row>
          <table:table-cell table:style-name="Interface.A2" office:value-type="string">
            <text:p text:style-name="Table_20_Contents">StopAllSounds</text:p>
          </table:table-cell>
          <table:table-cell table:style-name="Interface.A2" office:value-type="string">
            <text:p text:style-name="Table_20_Contents">None</text:p>
          </table:table-cell>
          <table:table-cell table:style-name="Interface.A2" office:value-type="string">
            <text:p text:style-name="Table_20_Contents">None</text:p>
          </table:table-cell>
          <table:table-cell table:style-name="Interface.D2" office:value-type="string">
            <text:p text:style-name="Table_20_Contents">Calls the stop function on all sounds that are playing</text:p>
          </table:table-cell>
        </table:table-row>
        <table:table-row>
          <table:table-cell table:style-name="Interface.A2" office:value-type="string">
            <text:p text:style-name="Table_20_Contents">DuplicateSound</text:p>
          </table:table-cell>
          <table:table-cell table:style-name="Interface.A2" office:value-type="string">
            <text:p text:style-name="Table_20_Contents">Sound object or null on failure</text:p>
          </table:table-cell>
          <table:table-cell table:style-name="Interface.A2" office:value-type="string">
            <text:p text:style-name="Table_20_Contents">The sound object that will be duplicated</text:p>
          </table:table-cell>
          <table:table-cell table:style-name="Interface.D2" office:value-type="string">
            <text:p text:style-name="Table_20_Contents">Duplicates a sound.</text:p>
          </table:table-cell>
        </table:table-row>
        <table:table-row>
          <table:table-cell table:style-name="Interface.A2" office:value-type="string">
            <text:p text:style-name="Table_20_Contents">LoadSound</text:p>
          </table:table-cell>
          <table:table-cell table:style-name="Interface.A2" office:value-type="string">
            <text:p text:style-name="Table_20_Contents">Sound object or null on failure</text:p>
          </table:table-cell>
          <table:table-cell table:style-name="Interface.A2" office:value-type="string">
            <text:p text:style-name="Table_20_Contents">File path to the sound, group number and the priority level of the sound</text:p>
          </table:table-cell>
          <table:table-cell table:style-name="Interface.D2" office:value-type="string">
            <text:p text:style-name="Table_20_Contents">Loads a static sound from file</text:p>
          </table:table-cell>
        </table:table-row>
        <table:table-row>
          <table:table-cell table:style-name="Interface.A2" office:value-type="string">
            <text:p text:style-name="Table_20_Contents">LoadSoundFromZip</text:p>
          </table:table-cell>
          <table:table-cell table:style-name="Interface.A2" office:value-type="string">
            <text:p text:style-name="Table_20_Contents">Sound object or null on failure</text:p>
          </table:table-cell>
          <table:table-cell table:style-name="Interface.A2" office:value-type="string">
            <text:p text:style-name="Table_20_Contents">File path to the sound in the zip package, the zip file path, group number and the priority level of the sound</text:p>
          </table:table-cell>
          <table:table-cell table:style-name="Interface.D2" office:value-type="string">
            <text:p text:style-name="Table_20_Contents">Loads a static sound from a zip file</text:p>
          </table:table-cell>
        </table:table-row>
        <table:table-row>
          <table:table-cell table:style-name="Interface.A2" office:value-type="string">
            <text:p text:style-name="Table_20_Contents">LoadSoundFromData</text:p>
          </table:table-cell>
          <table:table-cell table:style-name="Interface.A2" office:value-type="string">
            <text:p text:style-name="Table_20_Contents">Sound object or null on failure</text:p>
          </table:table-cell>
          <table:table-cell table:style-name="Interface.A2" office:value-type="string">
            <text:p text:style-name="Table_20_Contents">Name of the sound, file type, file data, data length, group number and the priority level of the sound</text:p>
          </table:table-cell>
          <table:table-cell table:style-name="Interface.D2" office:value-type="string">
            <text:p text:style-name="Table_20_Contents">Creates a static sound object from file data. The formats supported are the same that the LoadSound function supports</text:p>
          </table:table-cell>
        </table:table-row>
        <table:table-row>
          <table:table-cell table:style-name="Interface.A2" office:value-type="string">
            <text:p text:style-name="Table_20_Contents">StreamSound</text:p>
          </table:table-cell>
          <table:table-cell table:style-name="Interface.A2" office:value-type="string">
            <text:p text:style-name="Table_20_Contents">Sound object or null on failure</text:p>
          </table:table-cell>
          <table:table-cell table:style-name="Interface.A2" office:value-type="string">
            <text:p text:style-name="Table_20_Contents">File path to the sound to be streamed, group number and the priority level of the sound</text:p>
          </table:table-cell>
          <table:table-cell table:style-name="Interface.D2" office:value-type="string">
            <text:p text:style-name="Table_20_Contents">Loads a sound as a stream. Streamed sound objects will only load the portion of the sound from file that is currently playing. This can generate a lot of IO if many sounds are streamed but the advantage is that they take less memory and are faster to load</text:p>
          </table:table-cell>
        </table:table-row>
        <table:table-row>
          <table:table-cell table:style-name="Interface.A2" office:value-type="string">
            <text:p text:style-name="Table_20_Contents">CreateSound</text:p>
          </table:table-cell>
          <table:table-cell table:style-name="Interface.A2" office:value-type="string">
            <text:p text:style-name="Table_20_Contents">Sound object or null on failure</text:p>
          </table:table-cell>
          <table:table-cell table:style-name="Interface.A2" office:value-type="string">
            <text:p text:style-name="Table_20_Contents">Name of the sound, sound data, data length, sound format, sound frequency, group number and the priority level of the sound</text:p>
          </table:table-cell>
          <table:table-cell table:style-name="Interface.D2" office:value-type="string">
            <text:p text:style-name="Table_20_Contents">Creates a static sound object from the sound data provided</text:p>
          </table:table-cell>
        </table:table-row>
        <table:table-row>
          <table:table-cell table:style-name="Interface.A2" office:value-type="string">
            <text:p text:style-name="Table_20_Contents">ReleaseSound</text:p>
          </table:table-cell>
          <table:table-cell table:style-name="Interface.A2" office:value-type="string">
            <text:p text:style-name="Table_20_Contents">None</text:p>
          </table:table-cell>
          <table:table-cell table:style-name="Interface.A2" office:value-type="string">
            <text:p text:style-name="Table_20_Contents">Sound object</text:p>
          </table:table-cell>
          <table:table-cell table:style-name="Interface.D2" office:value-type="string">
            <text:p text:style-name="Table_20_Contents">Frees the sound object</text:p>
          </table:table-cell>
        </table:table-row>
      </table:table>
      <text:p text:style-name="Text_20_body"/>
      <text:h text:style-name="Heading_20_2" text:outline-level="2">3.2 Sound</text:h>
      <table:table table:name="Sound" table:style-name="Sound">
        <table:table-column table:style-name="Sound.A"/>
        <table:table-column table:style-name="Sound.B"/>
        <table:table-column table:style-name="Sound.C"/>
        <table:table-column table:style-name="Sound.D"/>
        <table:table-row>
          <table:table-cell table:style-name="Sound.A1" office:value-type="string">
            <text:p text:style-name="P2">Function Name</text:p>
          </table:table-cell>
          <table:table-cell table:style-name="Sound.A1" office:value-type="string">
            <text:p text:style-name="P2">Return Value</text:p>
          </table:table-cell>
          <table:table-cell table:style-name="Sound.A1" office:value-type="string">
            <text:p text:style-name="P2">Input Value</text:p>
          </table:table-cell>
          <table:table-cell table:style-name="Sound.D1" office:value-type="string">
            <text:p text:style-name="P2">Description</text:p>
          </table:table-cell>
        </table:table-row>
        <table:table-row>
          <table:table-cell table:style-name="Sound.A2" office:value-type="string">
            <text:p text:style-name="Table_20_Contents">GetName</text:p>
          </table:table-cell>
          <table:table-cell table:style-name="Sound.A2" office:value-type="string">
            <text:p text:style-name="Table_20_Contents">The name of the sound</text:p>
          </table:table-cell>
          <table:table-cell table:style-name="Sound.A2" office:value-type="string">
            <text:p text:style-name="Table_20_Contents">None</text:p>
          </table:table-cell>
          <table:table-cell table:style-name="Sound.D2" office:value-type="string">
            <text:p text:style-name="Table_20_Contents">Returns the name of the sound (in most cases the file name)</text:p>
          </table:table-cell>
        </table:table-row>
        <table:table-row>
          <table:table-cell table:style-name="Sound.A2" office:value-type="string">
            <text:p text:style-name="Table_20_Contents">GetFrequency</text:p>
          </table:table-cell>
          <table:table-cell table:style-name="Sound.A2" office:value-type="string">
            <text:p text:style-name="Table_20_Contents">Sound Frequency</text:p>
          </table:table-cell>
          <table:table-cell table:style-name="Sound.A2" office:value-type="string">
            <text:p text:style-name="Table_20_Contents">None</text:p>
          </table:table-cell>
          <table:table-cell table:style-name="Sound.D2" office:value-type="string">
            <text:p text:style-name="Table_20_Contents">Returns the frequency of the sound</text:p>
          </table:table-cell>
        </table:table-row>
        <table:table-row>
          <table:table-cell table:style-name="Sound.A2" office:value-type="string">
            <text:p text:style-name="Table_20_Contents">GetFormat</text:p>
          </table:table-cell>
          <table:table-cell table:style-name="Sound.A2" office:value-type="string">
            <text:p text:style-name="Table_20_Contents">Sound format (stereo, mono)</text:p>
          </table:table-cell>
          <table:table-cell table:style-name="Sound.A2" office:value-type="string">
            <text:p text:style-name="Table_20_Contents">None</text:p>
          </table:table-cell>
          <table:table-cell table:style-name="Sound.D2" office:value-type="string">
            <text:p text:style-name="Table_20_Contents">Returns the format of the sound</text:p>
          </table:table-cell>
        </table:table-row>
        <table:table-row>
          <table:table-cell table:style-name="Sound.A2" office:value-type="string">
            <text:p text:style-name="Table_20_Contents">IsStream</text:p>
          </table:table-cell>
          <table:table-cell table:style-name="Sound.A2" office:value-type="string">
            <text:p text:style-name="Table_20_Contents">True if this is a streamed sound</text:p>
          </table:table-cell>
          <table:table-cell table:style-name="Sound.A2" office:value-type="string">
            <text:p text:style-name="Table_20_Contents">None</text:p>
          </table:table-cell>
          <table:table-cell table:style-name="Sound.D2" office:value-type="string">
            <text:p text:style-name="Table_20_Contents">Used to determine if this sound source is a streamed sound or a static sound source</text:p>
          </table:table-cell>
        </table:table-row>
        <text:soft-page-break/>
        <table:table-row>
          <table:table-cell table:style-name="Sound.A2" office:value-type="string">
            <text:p text:style-name="Table_20_Contents">SetGroup</text:p>
          </table:table-cell>
          <table:table-cell table:style-name="Sound.A2" office:value-type="string">
            <text:p text:style-name="Table_20_Contents">None</text:p>
          </table:table-cell>
          <table:table-cell table:style-name="Sound.A2" office:value-type="string">
            <text:p text:style-name="Table_20_Contents">The group number</text:p>
          </table:table-cell>
          <table:table-cell table:style-name="Sound.D2" office:value-type="string">
            <text:p text:style-name="Table_20_Contents">Set the group number this sound is in</text:p>
          </table:table-cell>
        </table:table-row>
        <table:table-row>
          <table:table-cell table:style-name="Sound.A2" office:value-type="string">
            <text:p text:style-name="Table_20_Contents">GetGroup</text:p>
          </table:table-cell>
          <table:table-cell table:style-name="Sound.A2" office:value-type="string">
            <text:p text:style-name="Table_20_Contents">Group number</text:p>
          </table:table-cell>
          <table:table-cell table:style-name="Sound.A2" office:value-type="string">
            <text:p text:style-name="Table_20_Contents">None</text:p>
          </table:table-cell>
          <table:table-cell table:style-name="Sound.D2" office:value-type="string">
            <text:p text:style-name="Table_20_Contents">Return the current group this sound is in</text:p>
          </table:table-cell>
        </table:table-row>
        <table:table-row>
          <table:table-cell table:style-name="Sound.A2" office:value-type="string">
            <text:p text:style-name="Table_20_Contents">Play</text:p>
          </table:table-cell>
          <table:table-cell table:style-name="Sound.A2" office:value-type="string">
            <text:p text:style-name="Table_20_Contents">None</text:p>
          </table:table-cell>
          <table:table-cell table:style-name="Sound.A2" office:value-type="string">
            <text:p text:style-name="Table_20_Contents">None</text:p>
          </table:table-cell>
          <table:table-cell table:style-name="Sound.D2" office:value-type="string">
            <text:p text:style-name="Table_20_Contents">Play the sound</text:p>
          </table:table-cell>
        </table:table-row>
        <table:table-row>
          <table:table-cell table:style-name="Sound.A2" office:value-type="string">
            <text:p text:style-name="Table_20_Contents">Resume</text:p>
          </table:table-cell>
          <table:table-cell table:style-name="Sound.A2" office:value-type="string">
            <text:p text:style-name="Table_20_Contents">None</text:p>
          </table:table-cell>
          <table:table-cell table:style-name="Sound.A2" office:value-type="string">
            <text:p text:style-name="Table_20_Contents">None</text:p>
          </table:table-cell>
          <table:table-cell table:style-name="Sound.D2" office:value-type="string">
            <text:p text:style-name="Table_20_Contents">Resume playing of the sound if it is paused</text:p>
          </table:table-cell>
        </table:table-row>
        <table:table-row>
          <table:table-cell table:style-name="Sound.A2" office:value-type="string">
            <text:p text:style-name="Table_20_Contents">Rewind</text:p>
          </table:table-cell>
          <table:table-cell table:style-name="Sound.A2" office:value-type="string">
            <text:p text:style-name="Table_20_Contents">None</text:p>
          </table:table-cell>
          <table:table-cell table:style-name="Sound.A2" office:value-type="string">
            <text:p text:style-name="Table_20_Contents">None</text:p>
          </table:table-cell>
          <table:table-cell table:style-name="Sound.D2" office:value-type="string">
            <text:p text:style-name="Table_20_Contents">Rewind the sound to the beginning</text:p>
          </table:table-cell>
        </table:table-row>
        <table:table-row>
          <table:table-cell table:style-name="Sound.A2" office:value-type="string">
            <text:p text:style-name="Table_20_Contents">Stop</text:p>
          </table:table-cell>
          <table:table-cell table:style-name="Sound.A2" office:value-type="string">
            <text:p text:style-name="Table_20_Contents">None</text:p>
          </table:table-cell>
          <table:table-cell table:style-name="Sound.A2" office:value-type="string">
            <text:p text:style-name="Table_20_Contents">None</text:p>
          </table:table-cell>
          <table:table-cell table:style-name="Sound.D2" office:value-type="string">
            <text:p text:style-name="Table_20_Contents">Stop the sound from playing</text:p>
          </table:table-cell>
        </table:table-row>
        <table:table-row>
          <table:table-cell table:style-name="Sound.A2" office:value-type="string">
            <text:p text:style-name="Table_20_Contents">Pause</text:p>
          </table:table-cell>
          <table:table-cell table:style-name="Sound.A2" office:value-type="string">
            <text:p text:style-name="Table_20_Contents">None</text:p>
          </table:table-cell>
          <table:table-cell table:style-name="Sound.A2" office:value-type="string">
            <text:p text:style-name="Table_20_Contents">None</text:p>
          </table:table-cell>
          <table:table-cell table:style-name="Sound.D2" office:value-type="string">
            <text:p text:style-name="Table_20_Contents">Pause the sound</text:p>
          </table:table-cell>
        </table:table-row>
        <table:table-row>
          <table:table-cell table:style-name="Sound.A2" office:value-type="string">
            <text:p text:style-name="Table_20_Contents">IsPlaying</text:p>
          </table:table-cell>
          <table:table-cell table:style-name="Sound.A2" office:value-type="string">
            <text:p text:style-name="Table_20_Contents">True if the sound is playing or paused</text:p>
          </table:table-cell>
          <table:table-cell table:style-name="Sound.A2" office:value-type="string">
            <text:p text:style-name="Table_20_Contents">None</text:p>
          </table:table-cell>
          <table:table-cell table:style-name="Sound.D2" office:value-type="string">
            <text:p text:style-name="Table_20_Contents">Can be used to determine if the sound is playing. If the sound is paused then the function will return true</text:p>
          </table:table-cell>
        </table:table-row>
        <table:table-row>
          <table:table-cell table:style-name="Sound.A2" office:value-type="string">
            <text:p text:style-name="Table_20_Contents">IsPaused</text:p>
          </table:table-cell>
          <table:table-cell table:style-name="Sound.A2" office:value-type="string">
            <text:p text:style-name="Table_20_Contents">True if the sound is paused</text:p>
          </table:table-cell>
          <table:table-cell table:style-name="Sound.A2" office:value-type="string">
            <text:p text:style-name="Table_20_Contents">None</text:p>
          </table:table-cell>
          <table:table-cell table:style-name="Sound.D2" office:value-type="string">
            <text:p text:style-name="Table_20_Contents">Returns true if the sound is paused</text:p>
          </table:table-cell>
        </table:table-row>
        <table:table-row>
          <table:table-cell table:style-name="Sound.A2" office:value-type="string">
            <text:p text:style-name="Table_20_Contents">SetLooping</text:p>
          </table:table-cell>
          <table:table-cell table:style-name="Sound.A2" office:value-type="string">
            <text:p text:style-name="Table_20_Contents">None</text:p>
          </table:table-cell>
          <table:table-cell table:style-name="Sound.A2" office:value-type="string">
            <text:p text:style-name="Table_20_Contents">True if the sound should loop indefinitely</text:p>
          </table:table-cell>
          <table:table-cell table:style-name="Sound.D2" office:value-type="string">
            <text:p text:style-name="Table_20_Contents">Enable or disable the looping of this sound</text:p>
          </table:table-cell>
        </table:table-row>
        <table:table-row>
          <table:table-cell table:style-name="Sound.A2" office:value-type="string">
            <text:p text:style-name="Table_20_Contents">IsLopping</text:p>
          </table:table-cell>
          <table:table-cell table:style-name="Sound.A2" office:value-type="string">
            <text:p text:style-name="Table_20_Contents">True if the sound is set to loop</text:p>
          </table:table-cell>
          <table:table-cell table:style-name="Sound.A2" office:value-type="string">
            <text:p text:style-name="Table_20_Contents">None</text:p>
          </table:table-cell>
          <table:table-cell table:style-name="Sound.D2" office:value-type="string">
            <text:p text:style-name="Table_20_Contents">Returns true if the sound is set to loop</text:p>
          </table:table-cell>
        </table:table-row>
        <table:table-row>
          <table:table-cell table:style-name="Sound.A2" office:value-type="string">
            <text:p text:style-name="Table_20_Contents">SetPosition</text:p>
          </table:table-cell>
          <table:table-cell table:style-name="Sound.A2" office:value-type="string">
            <text:p text:style-name="Table_20_Contents">None</text:p>
          </table:table-cell>
          <table:table-cell table:style-name="Sound.A2" office:value-type="string">
            <text:p text:style-name="Table_20_Contents">3D position vector</text:p>
          </table:table-cell>
          <table:table-cell table:style-name="Sound.D2" office:value-type="string">
            <text:p text:style-name="Table_20_Contents">Set the position of the sound</text:p>
          </table:table-cell>
        </table:table-row>
        <table:table-row>
          <table:table-cell table:style-name="Sound.A2" office:value-type="string">
            <text:p text:style-name="Table_20_Contents">GetPosition</text:p>
          </table:table-cell>
          <table:table-cell table:style-name="Sound.A2" office:value-type="string">
            <text:p text:style-name="Table_20_Contents">None</text:p>
          </table:table-cell>
          <table:table-cell table:style-name="Sound.A2" office:value-type="string">
            <text:p text:style-name="Table_20_Contents">Reference values that will hold the position</text:p>
          </table:table-cell>
          <table:table-cell table:style-name="Sound.D2" office:value-type="string">
            <text:p text:style-name="Table_20_Contents">Get the position of the sound</text:p>
          </table:table-cell>
        </table:table-row>
        <table:table-row>
          <table:table-cell table:style-name="Sound.A2" office:value-type="string">
            <text:p text:style-name="Table_20_Contents">SetVelocity</text:p>
          </table:table-cell>
          <table:table-cell table:style-name="Sound.A2" office:value-type="string">
            <text:p text:style-name="Table_20_Contents">None</text:p>
          </table:table-cell>
          <table:table-cell table:style-name="Sound.A2" office:value-type="string">
            <text:p text:style-name="Table_20_Contents">3D velocity vector</text:p>
          </table:table-cell>
          <table:table-cell table:style-name="Sound.D2" office:value-type="string">
            <text:p text:style-name="Table_20_Contents">Set the velocity of the sound in 3D space</text:p>
          </table:table-cell>
        </table:table-row>
        <table:table-row>
          <table:table-cell table:style-name="Sound.A2" office:value-type="string">
            <text:p text:style-name="Table_20_Contents">GetVelocity</text:p>
          </table:table-cell>
          <table:table-cell table:style-name="Sound.A2" office:value-type="string">
            <text:p text:style-name="Table_20_Contents">None</text:p>
          </table:table-cell>
          <table:table-cell table:style-name="Sound.A2" office:value-type="string">
            <text:p text:style-name="Table_20_Contents">Reference values that will hold the velocity</text:p>
          </table:table-cell>
          <table:table-cell table:style-name="Sound.D2" office:value-type="string">
            <text:p text:style-name="Table_20_Contents">Returns the velocity of the sound in 3D space</text:p>
          </table:table-cell>
        </table:table-row>
        <table:table-row>
          <table:table-cell table:style-name="Sound.A2" office:value-type="string">
            <text:p text:style-name="Table_20_Contents">SetPitch</text:p>
          </table:table-cell>
          <table:table-cell table:style-name="Sound.A2" office:value-type="string">
            <text:p text:style-name="Table_20_Contents">None</text:p>
          </table:table-cell>
          <table:table-cell table:style-name="Sound.A2" office:value-type="string">
            <text:p text:style-name="Table_20_Contents">The pitch value [0,any]</text:p>
          </table:table-cell>
          <table:table-cell table:style-name="Sound.D2" office:value-type="string">
            <text:p text:style-name="Table_20_Contents">Set the pitch shift of the sound</text:p>
          </table:table-cell>
        </table:table-row>
        <table:table-row>
          <table:table-cell table:style-name="Sound.A2" office:value-type="string">
            <text:p text:style-name="Table_20_Contents">GetPitch</text:p>
          </table:table-cell>
          <table:table-cell table:style-name="Sound.A2" office:value-type="string">
            <text:p text:style-name="Table_20_Contents">Returns the pitch of the sound</text:p>
          </table:table-cell>
          <table:table-cell table:style-name="Sound.A2" office:value-type="string">
            <text:p text:style-name="Table_20_Contents">None</text:p>
          </table:table-cell>
          <table:table-cell table:style-name="Sound.D2" office:value-type="string">
            <text:p text:style-name="Table_20_Contents">Returns the pitch of the sound</text:p>
          </table:table-cell>
        </table:table-row>
        <table:table-row>
          <table:table-cell table:style-name="Sound.A2" office:value-type="string">
            <text:p text:style-name="Table_20_Contents">SetGain</text:p>
          </table:table-cell>
          <table:table-cell table:style-name="Sound.A2" office:value-type="string">
            <text:p text:style-name="Table_20_Contents">None</text:p>
          </table:table-cell>
          <table:table-cell table:style-name="Sound.A2" office:value-type="string">
            <text:p text:style-name="Table_20_Contents">The gain value [0,1]</text:p>
          </table:table-cell>
          <table:table-cell table:style-name="Sound.D2" office:value-type="string">
            <text:p text:style-name="Table_20_Contents">Set the gain of the sound</text:p>
          </table:table-cell>
        </table:table-row>
        <table:table-row>
          <table:table-cell table:style-name="Sound.A2" office:value-type="string">
            <text:p text:style-name="Table_20_Contents">GetGain</text:p>
          </table:table-cell>
          <table:table-cell table:style-name="Sound.A2" office:value-type="string">
            <text:p text:style-name="Table_20_Contents">Returns the gain of the sound</text:p>
          </table:table-cell>
          <table:table-cell table:style-name="Sound.A2" office:value-type="string">
            <text:p text:style-name="Table_20_Contents">None</text:p>
          </table:table-cell>
          <table:table-cell table:style-name="Sound.D2" office:value-type="string">
            <text:p text:style-name="Table_20_Contents">Returns the gain of the sound</text:p>
          </table:table-cell>
        </table:table-row>
        <table:table-row>
          <table:table-cell table:style-name="Sound.A2" office:value-type="string">
            <text:p text:style-name="Table_20_Contents">SetRolloff</text:p>
          </table:table-cell>
          <table:table-cell table:style-name="Sound.A2" office:value-type="string">
            <text:p text:style-name="Table_20_Contents">None</text:p>
          </table:table-cell>
          <table:table-cell table:style-name="Sound.A2" office:value-type="string">
            <text:p text:style-name="Table_20_Contents">Roll off factor</text:p>
          </table:table-cell>
          <table:table-cell table:style-name="Sound.D2" office:value-type="string">
            <text:p text:style-name="Table_20_Contents">Set the roll off factor. This parameter is used to control the range of the sound</text:p>
          </table:table-cell>
        </table:table-row>
        <table:table-row>
          <table:table-cell table:style-name="Sound.A2" office:value-type="string">
            <text:p text:style-name="Table_20_Contents">GetRolloff</text:p>
          </table:table-cell>
          <table:table-cell table:style-name="Sound.A2" office:value-type="string">
            <text:p text:style-name="Table_20_Contents">Returns the roll off factor</text:p>
          </table:table-cell>
          <table:table-cell table:style-name="Sound.A2" office:value-type="string">
            <text:p text:style-name="Table_20_Contents">None</text:p>
          </table:table-cell>
          <table:table-cell table:style-name="Sound.D2" office:value-type="string">
            <text:p text:style-name="Table_20_Contents">Returns the roll off factor</text:p>
          </table:table-cell>
        </table:table-row>
        <table:table-row>
          <table:table-cell table:style-name="Sound.A2" office:value-type="string">
            <text:p text:style-name="Table_20_Contents">SetDistance</text:p>
          </table:table-cell>
          <table:table-cell table:style-name="Sound.A2" office:value-type="string">
            <text:p text:style-name="Table_20_Contents">None</text:p>
          </table:table-cell>
          <table:table-cell table:style-name="Sound.A2" office:value-type="string">
            <text:p text:style-name="Table_20_Contents">Reference and max distance</text:p>
          </table:table-cell>
          <table:table-cell table:style-name="Sound.D2" office:value-type="string">
            <text:p text:style-name="Table_20_Contents">Set the relative and max distance for the sound</text:p>
          </table:table-cell>
        </table:table-row>
        <table:table-row>
          <table:table-cell table:style-name="Sound.A2" office:value-type="string">
            <text:p text:style-name="Table_20_Contents">GetDistance</text:p>
          </table:table-cell>
          <table:table-cell table:style-name="Sound.A2" office:value-type="string">
            <text:p text:style-name="Table_20_Contents">None</text:p>
          </table:table-cell>
          <table:table-cell table:style-name="Sound.A2" office:value-type="string">
            <text:p text:style-name="Table_20_Contents">Reference values that will hold the min and max distance values</text:p>
          </table:table-cell>
          <table:table-cell table:style-name="Sound.D2" office:value-type="string">
            <text:p text:style-name="Table_20_Contents">Returns the currently active relative and max distance of the sound</text:p>
          </table:table-cell>
        </table:table-row>
        <table:table-row>
          <table:table-cell table:style-name="Sound.A2" office:value-type="string">
            <text:p text:style-name="Table_20_Contents">GetPlayDuration</text:p>
          </table:table-cell>
          <table:table-cell table:style-name="Sound.A2" office:value-type="string">
            <text:p text:style-name="Table_20_Contents">The length of the sound in seconds</text:p>
          </table:table-cell>
          <table:table-cell table:style-name="Sound.A2" office:value-type="string">
            <text:p text:style-name="Table_20_Contents">None</text:p>
          </table:table-cell>
          <table:table-cell table:style-name="Sound.D2" office:value-type="string">
            <text:p text:style-name="Table_20_Contents">Returns the length of the sound in seconds. The actual playtime is: GetPlayDuration() / GetPitch()</text:p>
          </table:table-cell>
        </table:table-row>
        <table:table-row>
          <table:table-cell table:style-name="Sound.A2" office:value-type="string">
            <text:p text:style-name="Table_20_Contents">GetPlayTime</text:p>
          </table:table-cell>
          <table:table-cell table:style-name="Sound.A2" office:value-type="string">
            <text:p text:style-name="Table_20_Contents">The pan position in seconds</text:p>
          </table:table-cell>
          <table:table-cell table:style-name="Sound.A2" office:value-type="string">
            <text:p text:style-name="Table_20_Contents">None</text:p>
          </table:table-cell>
          <table:table-cell table:style-name="Sound.D2" office:value-type="string">
            <text:p text:style-name="Table_20_Contents">Returns the the pan position of the sound (how many seconds the current loop has played)</text:p>
          </table:table-cell>
        </table:table-row>
        <table:table-row>
          <table:table-cell table:style-name="Sound.A2" office:value-type="string">
            <text:p text:style-name="Table_20_Contents">SetPlayTime</text:p>
          </table:table-cell>
          <table:table-cell table:style-name="Sound.A2" office:value-type="string">
            <text:p text:style-name="Table_20_Contents">None</text:p>
          </table:table-cell>
          <table:table-cell table:style-name="Sound.A2" office:value-type="string">
            <text:p text:style-name="Table_20_Contents">The pan position in seconds</text:p>
          </table:table-cell>
          <table:table-cell table:style-name="Sound.D2" office:value-type="string">
            <text:p text:style-name="Table_20_Contents">Set the pan position in seconds of the sound</text:p>
          </table:table-cell>
        </table:table-row>
        <table:table-row>
          <table:table-cell table:style-name="Sound.A2" office:value-type="string">
            <text:p text:style-name="Table_20_Contents">FadeIn</text:p>
          </table:table-cell>
          <table:table-cell table:style-name="Sound.A2" office:value-type="string">
            <text:p text:style-name="Table_20_Contents">None</text:p>
          </table:table-cell>
          <table:table-cell table:style-name="Sound.A2" office:value-type="string">
            <text:p text:style-name="Table_20_Contents">Duration in seconds until full fade out</text:p>
          </table:table-cell>
          <table:table-cell table:style-name="Sound.D2" office:value-type="string">
            <text:p text:style-name="Table_20_Contents">Begins to fade the sound out [0,gain]</text:p>
          </table:table-cell>
        </table:table-row>
        <table:table-row>
          <table:table-cell table:style-name="Sound.A2" office:value-type="string">
            <text:p text:style-name="Table_20_Contents">FadeOut</text:p>
          </table:table-cell>
          <table:table-cell table:style-name="Sound.A2" office:value-type="string">
            <text:p text:style-name="Table_20_Contents">None</text:p>
          </table:table-cell>
          <table:table-cell table:style-name="Sound.A2" office:value-type="string">
            <text:p text:style-name="Table_20_Contents">Duration in seconds until full fade in</text:p>
          </table:table-cell>
          <table:table-cell table:style-name="Sound.D2" office:value-type="string">
            <text:p text:style-name="Table_20_Contents">Begins to fade the sound in [gain,0]</text:p>
          </table:table-cell>
        </table:table-row>
      </table:table>
      <text:p text:style-name="Text_20_body"/>
      <text:h text:style-name="Heading_20_2" text:outline-level="2">3.3 Listener</text:h>
      <table:table table:name="Listener" table:style-name="Listener">
        <table:table-column table:style-name="Listener.A"/>
        <table:table-column table:style-name="Listener.B"/>
        <table:table-column table:style-name="Listener.C"/>
        <table:table-column table:style-name="Listener.D"/>
        <table:table-row>
          <table:table-cell table:style-name="Listener.A1" office:value-type="string">
            <text:p text:style-name="P2">Function Name</text:p>
          </table:table-cell>
          <table:table-cell table:style-name="Listener.A1" office:value-type="string">
            <text:p text:style-name="P2">Return Value</text:p>
          </table:table-cell>
          <table:table-cell table:style-name="Listener.A1" office:value-type="string">
            <text:p text:style-name="P2">Input Value</text:p>
          </table:table-cell>
          <table:table-cell table:style-name="Listener.D1" office:value-type="string">
            <text:p text:style-name="P2">Description</text:p>
          </table:table-cell>
        </table:table-row>
        <table:table-row>
          <table:table-cell table:style-name="Listener.A2" office:value-type="string">
            <text:p text:style-name="Table_20_Contents">SetPosition</text:p>
          </table:table-cell>
          <table:table-cell table:style-name="Listener.A2" office:value-type="string">
            <text:p text:style-name="Table_20_Contents">None</text:p>
          </table:table-cell>
          <table:table-cell table:style-name="Listener.A2" office:value-type="string">
            <text:p text:style-name="Table_20_Contents">Position of the listener in 3D (x,y,z coordinate)</text:p>
          </table:table-cell>
          <table:table-cell table:style-name="Listener.D2" office:value-type="string">
            <text:p text:style-name="Table_20_Contents">Set the position of the listener in the 3D space</text:p>
          </table:table-cell>
        </table:table-row>
        <table:table-row>
          <table:table-cell table:style-name="Listener.A2" office:value-type="string">
            <text:p text:style-name="Table_20_Contents">GetPosition</text:p>
          </table:table-cell>
          <table:table-cell table:style-name="Listener.A2" office:value-type="string">
            <text:p text:style-name="Table_20_Contents">None</text:p>
          </table:table-cell>
          <table:table-cell table:style-name="Listener.A2" office:value-type="string">
            <text:p text:style-name="Table_20_Contents">Reference values that will hold the position</text:p>
          </table:table-cell>
          <table:table-cell table:style-name="Listener.D2" office:value-type="string">
            <text:p text:style-name="Table_20_Contents">Returns the position of the listener in the 3D space</text:p>
          </table:table-cell>
        </table:table-row>
        <text:soft-page-break/>
        <table:table-row>
          <table:table-cell table:style-name="Listener.A2" office:value-type="string">
            <text:p text:style-name="Table_20_Contents">SetOrientation</text:p>
          </table:table-cell>
          <table:table-cell table:style-name="Listener.A2" office:value-type="string">
            <text:p text:style-name="Table_20_Contents">None</text:p>
          </table:table-cell>
          <table:table-cell table:style-name="Listener.A2" office:value-type="string">
            <text:p text:style-name="Table_20_Contents">Direction vector and the up vector</text:p>
          </table:table-cell>
          <table:table-cell table:style-name="Listener.D2" office:value-type="string">
            <text:p text:style-name="Table_20_Contents">Set the view orientation (camera rotation) of the listener in the 3D world</text:p>
          </table:table-cell>
        </table:table-row>
        <table:table-row>
          <table:table-cell table:style-name="Listener.A2" office:value-type="string">
            <text:p text:style-name="Table_20_Contents">GetOrientation</text:p>
          </table:table-cell>
          <table:table-cell table:style-name="Listener.A2" office:value-type="string">
            <text:p text:style-name="Table_20_Contents">None</text:p>
          </table:table-cell>
          <table:table-cell table:style-name="Listener.A2" office:value-type="string">
            <text:p text:style-name="Table_20_Contents">Reference values that will hold the direction and the up vector</text:p>
          </table:table-cell>
          <table:table-cell table:style-name="Listener.D2" office:value-type="string">
            <text:p text:style-name="Table_20_Contents">Returns the orientation of the listener in the 3D space</text:p>
          </table:table-cell>
        </table:table-row>
        <table:table-row>
          <table:table-cell table:style-name="Listener.A2" office:value-type="string">
            <text:p text:style-name="Table_20_Contents">SetVelocity</text:p>
          </table:table-cell>
          <table:table-cell table:style-name="Listener.A2" office:value-type="string">
            <text:p text:style-name="Table_20_Contents">None</text:p>
          </table:table-cell>
          <table:table-cell table:style-name="Listener.A2" office:value-type="string">
            <text:p text:style-name="Table_20_Contents">Velocity of the listener in 3D (x,y,z coordinates)</text:p>
          </table:table-cell>
          <table:table-cell table:style-name="Listener.D2" office:value-type="string">
            <text:p text:style-name="Table_20_Contents">Set the velocity of the listener in the 3D space</text:p>
          </table:table-cell>
        </table:table-row>
        <table:table-row>
          <table:table-cell table:style-name="Listener.A2" office:value-type="string">
            <text:p text:style-name="Table_20_Contents">GetVelocity</text:p>
          </table:table-cell>
          <table:table-cell table:style-name="Listener.A2" office:value-type="string">
            <text:p text:style-name="Table_20_Contents">None</text:p>
          </table:table-cell>
          <table:table-cell table:style-name="Listener.A2" office:value-type="string">
            <text:p text:style-name="Table_20_Contents">Reference values that will hold the velocity</text:p>
          </table:table-cell>
          <table:table-cell table:style-name="Listener.D2" office:value-type="string">
            <text:p text:style-name="Table_20_Contents">Returns the velocity of the listener</text:p>
          </table:table-cell>
        </table:table-row>
        <table:table-row>
          <table:table-cell table:style-name="Listener.A2" office:value-type="string">
            <text:p text:style-name="Table_20_Contents">SetDistanceModel</text:p>
          </table:table-cell>
          <table:table-cell table:style-name="Listener.A2" office:value-type="string">
            <text:p text:style-name="Table_20_Contents">None</text:p>
          </table:table-cell>
          <table:table-cell table:style-name="Listener.A2" office:value-type="string">
            <text:p text:style-name="Table_20_Contents">The distance model that you want to use</text:p>
          </table:table-cell>
          <table:table-cell table:style-name="Listener.D2" office:value-type="string">
            <text:p text:style-name="Table_20_Contents">The distance model types match the ones found in the OpenAL library</text:p>
          </table:table-cell>
        </table:table-row>
        <table:table-row>
          <table:table-cell table:style-name="Listener.A2" office:value-type="string">
            <text:p text:style-name="Table_20_Contents">GetDistanceModel</text:p>
          </table:table-cell>
          <table:table-cell table:style-name="Listener.A2" office:value-type="string">
            <text:p text:style-name="Table_20_Contents">The currently active distance model</text:p>
          </table:table-cell>
          <table:table-cell table:style-name="Listener.A2" office:value-type="string">
            <text:p text:style-name="Table_20_Contents">None</text:p>
          </table:table-cell>
          <table:table-cell table:style-name="Listener.D2" office:value-type="string">
            <text:p text:style-name="Table_20_Contents">Returns the currently active distance model</text:p>
          </table:table-cell>
        </table:table-row>
        <table:table-row>
          <table:table-cell table:style-name="Listener.A2" office:value-type="string">
            <text:p text:style-name="Table_20_Contents">SetDopplerParameters</text:p>
          </table:table-cell>
          <table:table-cell table:style-name="Listener.A2" office:value-type="string">
            <text:p text:style-name="Table_20_Contents">None</text:p>
          </table:table-cell>
          <table:table-cell table:style-name="Listener.A2" office:value-type="string">
            <text:p text:style-name="Table_20_Contents">Doppler factor and velocity</text:p>
          </table:table-cell>
          <table:table-cell table:style-name="Listener.D2" office:value-type="string">
            <text:p text:style-name="Table_20_Contents">Set the doppler parameters</text:p>
          </table:table-cell>
        </table:table-row>
        <table:table-row>
          <table:table-cell table:style-name="Listener.A2" office:value-type="string">
            <text:p text:style-name="Table_20_Contents">GetDopplerParameters</text:p>
          </table:table-cell>
          <table:table-cell table:style-name="Listener.A2" office:value-type="string">
            <text:p text:style-name="Table_20_Contents">None</text:p>
          </table:table-cell>
          <table:table-cell table:style-name="Listener.A2" office:value-type="string">
            <text:p text:style-name="Table_20_Contents">Reference values to where the doppler parameters will be set</text:p>
          </table:table-cell>
          <table:table-cell table:style-name="Listener.D2" office:value-type="string">
            <text:p text:style-name="Table_20_Contents">Returns the doppler parameters</text:p>
          </table:table-cell>
        </table:table-row>
        <table:table-row>
          <table:table-cell table:style-name="Listener.A2" office:value-type="string">
            <text:p text:style-name="Table_20_Contents">SetEnvironment</text:p>
          </table:table-cell>
          <table:table-cell table:style-name="Listener.A2" office:value-type="string">
            <text:p text:style-name="Table_20_Contents">None</text:p>
          </table:table-cell>
          <table:table-cell table:style-name="Listener.A2" office:value-type="string">
            <text:p text:style-name="Table_20_Contents">The audio environment the listener is in.</text:p>
          </table:table-cell>
          <table:table-cell table:style-name="Listener.D2" office:value-type="string">
            <text:p text:style-name="Table_20_Contents">Set the environment of the world for the listener</text:p>
          </table:table-cell>
        </table:table-row>
        <table:table-row>
          <table:table-cell table:style-name="Listener.A2" office:value-type="string">
            <text:p text:style-name="Table_20_Contents">GetEnvironment</text:p>
          </table:table-cell>
          <table:table-cell table:style-name="Listener.A2" office:value-type="string">
            <text:p text:style-name="Table_20_Contents">The current active environment</text:p>
          </table:table-cell>
          <table:table-cell table:style-name="Listener.A2" office:value-type="string">
            <text:p text:style-name="Table_20_Contents">None</text:p>
          </table:table-cell>
          <table:table-cell table:style-name="Listener.D2" office:value-type="string">
            <text:p text:style-name="Table_20_Contents">Returns the currently set environment of the listener</text:p>
          </table:table-cell>
        </table:table-row>
      </table:table>
      <text:p text:style-name="Text_20_body"/>
      <text:h text:style-name="Heading_20_2" text:outline-level="2">3.4 Code Sample 1 (Sample1.cpp): Init/Load/Play/Unload</text:h>
      <text:p text:style-name="Text_20_body">In this first example we initialize the interface, load and play a sound and when it is finished we release the sound and unload the interface.</text:p>
      <text:h text:style-name="Heading_20_2" text:outline-level="2">3.5 Code Sample 2 (Sample2.cpp): 3D Sound, Listener and Environments</text:h>
      <text:p text:style-name="Text_20_body">In this sample we set a few parameters for the listener. In the program loop we rotate the listener and we hear that the sound moves from one speaker to the other. We also set an environment witch add a bit of eko to the sound.</text:p>
      <text:h text:style-name="Heading_20_2" text:outline-level="2">3.6 Code Sample 3 (Sample3.cpp): Groups</text:h>
      <text:p text:style-name="Text_20_body">In this sample we load two sound effects and put them into two different groups. Groups can be used to separate for example in a game environment game sound effects from menu sound effects. When the user goes into menu mode we deactivate the sound effects in the game group and activate the sound effects in the menu group. This leads to that the sound effects in the game pause and will be resumed when we return to the game and activate the game group again.</text:p>
      <text:h text:style-name="Heading_20_1" text:outline-level="1">4. Dependencies</text:h>
      <text:p text:style-name="P3">Here is a list of libraries that FreeSLW uses</text:p>
      <text:list xml:id="list37192894" text:style-name="L2">
        <text:list-item>
          <text:p text:style-name="P5">OpenAL</text:p>
        </text:list-item>
        <text:list-item>
          <text:p text:style-name="P5">ALUT</text:p>
        </text:list-item>
        <text:list-item>
          <text:p text:style-name="P5">Ogg Vorbis</text:p>
        </text:list-item>
        <text:list-item>
          <text:p text:style-name="P5">zlib</text:p>
        </text:list-item>
        <text:list-item>
          <text:p text:style-name="P5">mmgr (Memory manager &amp; tracking software by Paul Nettle)</text:p>
        </text:list-item>
        <text:list-item>
          <text:p text:style-name="P5">Creative EAX 2.0</text:p>
        </text:list-item>
      </text:list>
      <text:h text:style-name="Heading_20_1" text:outline-level="1"><text:soft-page-break/>5. Future Releases</text:h>
      <text:p text:style-name="Text_20_body">Here is a list of features that are planned for future releases.</text:p>
      <text:list xml:id="list37178857" text:style-name="L3">
        <text:list-item>
          <text:p text:style-name="P6">Create project files for other IDE's and OS's</text:p>
        </text:list-item>
        <text:list-item>
          <text:p text:style-name="P6">Remove dependency to STL (uses STL list and vector)</text:p>
        </text:list-item>
        <text:list-item>
          <text:p text:style-name="P6">Interface::ReleaseAllSounds</text:p>
        </text:list-item>
        <text:list-item>
          <text:p text:style-name="P6">OpenAL: Move error messages to a separate file</text:p>
        </text:list-item>
        <text:list-item>
          <text:p text:style-name="P6">OpenAL: Add Obstruction and Occlusion support</text:p>
        </text:list-item>
        <text:list-item>
          <text:p text:style-name="P6">OpenAL: Add support for passwordprotected zip files</text:p>
        </text:list-item>
        <text:list-item>
          <text:p text:style-name="P6">OpenAL: Paused sounds should not use a source</text:p>
        </text:list-item>
        <text:list-item>
          <text:p text:style-name="P6">OpenAL::Globals::AllocSource =&gt; stop sounds that have a lower priority</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1" svg:font-family="Calibri" style:font-adornments="Fet" style:font-family-generic="swiss" style:font-pitch="variable"/>
    <style:font-face style:name="Calibri2" svg:font-family="Calibri" style:font-adornments="Fet kursiv"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1.101cm" fo:margin-right="0cm" fo:margin-top="0cm" fo:margin-bottom="0.212cm" fo:text-indent="0cm" style:auto-text-indent="false"/>
      <style:text-properties style:font-name="Calibri" fo:font-size="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style:font-name="Calibri1"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96cm" fo:margin-right="0cm" fo:text-indent="-0.76cm" style:auto-text-indent="false" style:page-number="auto">
        <style:tab-stops/>
      </style:paragraph-properties>
      <style:text-properties style:font-name="Calibri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Arial1"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kas Heise</meta:initial-creator>
    <meta:creation-date>2012-02-16T12:49:34.59</meta:creation-date>
    <dc:date>2012-03-04T17:04:54.35</dc:date>
    <dc:creator>Lukas Heise</dc:creator>
    <meta:editing-duration>PT4H4M4S</meta:editing-duration>
    <meta:editing-cycles>118</meta:editing-cycles>
    <meta:generator>OpenOffice.org/3.3$Win32 OpenOffice.org_project/330m20$Build-9567</meta:generator>
    <meta:document-statistic meta:table-count="5" meta:image-count="0" meta:object-count="0" meta:page-count="5" meta:paragraph-count="326" meta:word-count="1674" meta:character-count="9629"/>
  </office:meta>
</office:document-meta>
</file>